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8.733cm" table:align="margins" style:writing-mode="lr-tb"/>
    </style:style>
    <style:style style:name="Table4.A" style:family="table-column">
      <style:table-column-properties style:column-width="3.066cm" style:rel-column-width="10725*"/>
    </style:style>
    <style:style style:name="Table4.B" style:family="table-column">
      <style:table-column-properties style:column-width="15.667cm" style:rel-column-width="5481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none" fo:border-right="none" fo:border-top="0.05pt solid #000000" fo:border-bottom="0.05pt solid #000000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3" style:family="table">
      <style:table-properties style:width="18.733cm" table:align="margins" style:writing-mode="lr-tb"/>
    </style:style>
    <style:style style:name="Table3.A" style:family="table-column">
      <style:table-column-properties style:column-width="9.366cm" style:rel-column-width="32767*"/>
    </style:style>
    <style:style style:name="Table3.B" style:family="table-column">
      <style:table-column-properties style:column-width="9.366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FreeSans" fo:font-size="10pt" fo:font-style="normal" fo:font-weight="bold" officeooo:paragraph-rsid="0047374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FreeSans" fo:font-size="8pt" fo:font-style="normal" fo:font-weight="normal" officeooo:paragraph-rsid="0047374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FreeSans" fo:font-size="8pt" officeooo:paragraph-rsid="0047374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FreeSans" fo:font-size="2pt" fo:font-style="normal" fo:font-weight="normal" officeooo:paragraph-rsid="0047374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fo:color="#666666" style:font-name="FreeSans" fo:font-size="7pt" officeooo:paragraph-rsid="0047374d" style:font-size-asian="7pt" style:font-size-complex="7pt"/>
    </style:style>
    <style:style style:name="P6" style:family="paragraph" style:parent-style-name="Table_20_Contents">
      <style:paragraph-properties fo:margin-left="0cm" fo:margin-right="0cm" fo:text-indent="0cm" style:auto-text-indent="false" style:text-autospace="none"/>
      <style:text-properties style:font-name="FreeSans" fo:font-size="8pt" fo:font-style="normal" fo:font-weight="normal" officeooo:paragraph-rsid="0011889d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text-autospace="none" style:writing-mode="lr-tb"/>
      <style:text-properties style:font-name="FreeSans" fo:font-size="11pt" style:font-size-asian="11pt" style:font-name-complex="Calibri1" style:font-size-complex="11pt" style:font-weight-complex="bold"/>
    </style:style>
    <style:style style:name="P8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9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1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12" style:family="paragraph" style:parent-style-name="Standard">
      <style:paragraph-properties fo:text-align="end" style:justify-single-word="false" style:snap-to-layout-grid="false"/>
      <style:text-properties fo:color="#999999" style:font-name="FreeSans" fo:font-size="11pt" fo:font-weight="bold" style:font-size-asian="11pt" style:font-weight-asian="bold" style:font-name-complex="Calibri1" style:font-size-complex="11pt"/>
    </style:style>
    <style:style style:name="P13" style:family="paragraph" style:parent-style-name="Standard">
      <style:paragraph-properties fo:text-align="start" style:justify-single-word="false"/>
      <style:text-properties fo:color="#999999" style:font-name="FreeSans" fo:font-size="9pt" style:font-size-asian="9pt" style:font-name-complex="Calibri1" style:font-size-complex="9pt"/>
    </style:style>
    <style:style style:name="P14" style:family="paragraph" style:parent-style-name="Standard">
      <style:paragraph-properties fo:text-align="start" style:justify-single-word="false"/>
      <style:text-properties fo:color="#999999" style:font-name="FreeSans" fo:font-size="9pt" officeooo:paragraph-rsid="0030826d" style:font-size-asian="9pt" style:font-name-complex="Calibri1" style:font-size-complex="9pt"/>
    </style:style>
    <style:style style:name="P15" style:family="paragraph" style:parent-style-name="Standard">
      <style:paragraph-properties fo:text-align="start" style:justify-single-word="false"/>
      <style:text-properties fo:color="#999999" style:font-name="FreeSans" fo:font-size="9pt" officeooo:rsid="0030826d" officeooo:paragraph-rsid="0030826d" style:font-size-asian="9pt" style:font-name-complex="Calibri1" style:font-size-complex="9pt"/>
    </style:style>
    <style:style style:name="P16" style:family="paragraph" style:parent-style-name="Standard">
      <style:paragraph-properties fo:text-align="start" style:justify-single-word="false" style:snap-to-layout-grid="false"/>
      <style:text-properties fo:color="#999999" style:font-name="FreeSans" fo:font-size="9pt" officeooo:rsid="002df71b" officeooo:paragraph-rsid="0030826d" style:font-size-asian="9pt" style:font-name-complex="Calibri1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FreeSans" fo:font-size="11pt" style:font-size-asian="11pt" style:font-name-complex="Calibri1" style:font-size-complex="11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FreeSans" fo:font-size="11pt" style:font-size-asian="11pt" style:font-name-complex="Calibri1" style:font-size-complex="11pt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FreeSans" fo:font-size="11pt" style:font-size-asian="11pt" style:font-name-complex="Calibri1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FreeSans" fo:font-size="11pt" officeooo:rsid="0021df56" officeooo:paragraph-rsid="0021df56" style:font-size-asian="11pt" style:font-name-complex="Calibri1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FreeSans" fo:font-size="11pt" style:font-size-asian="11pt" style:font-name-complex="Tahoma" style:font-size-complex="11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FreeSans" fo:font-size="11pt" style:font-size-asian="11pt" style:font-name-complex="Tahoma" style:font-size-complex="11pt"/>
    </style:style>
    <style:style style:name="P23" style:family="paragraph" style:parent-style-name="Standard">
      <style:paragraph-properties fo:text-align="end" style:justify-single-word="false"/>
      <style:text-properties style:font-name="FreeSans" fo:font-size="11pt" fo:font-weight="bold" style:font-size-asian="11pt" style:font-weight-asian="bold" style:font-name-complex="Calibri1" style:font-size-complex="11pt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FreeSans" fo:font-size="11pt" fo:font-weight="bold" style:font-size-asian="11pt" style:font-weight-asian="bold" style:font-name-complex="Calibri1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FreeSans" fo:font-size="18pt" fo:font-weight="bold" style:font-size-asian="18pt" style:font-weight-asian="bold" style:font-name-complex="Tahoma" style:font-size-complex="18pt"/>
    </style:style>
    <style:style style:name="P26" style:family="paragraph" style:parent-style-name="Standard">
      <style:paragraph-properties fo:text-align="start" style:justify-single-word="false"/>
      <style:text-properties style:font-name="FreeSans" fo:font-size="9pt" fo:font-style="normal" fo:font-weight="bold" officeooo:rsid="0021df56" officeooo:paragraph-rsid="0030826d" style:font-size-asian="9pt" style:font-style-asian="normal" style:font-weight-asian="bold" style:font-name-complex="Calibri1" style:font-size-complex="9pt" style:font-style-complex="normal" style:font-weight-complex="bold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21df56" officeooo:paragraph-rsid="0021df56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30826d" officeooo:paragraph-rsid="0030826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end" style:justify-single-word="false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1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2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45" style:family="paragraph" style:parent-style-name="Standard">
      <style:paragraph-properties fo:margin-left="0cm" fo:margin-right="0.023cm" fo:line-height="150%" fo:text-indent="0cm" style:auto-text-indent="false" fo:break-before="page" fo:background-color="#666666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4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47" style:family="paragraph" style:parent-style-name="Standard">
      <style:paragraph-properties fo:margin-left="0cm" fo:margin-right="0.023cm" fo:line-height="150%" fo:text-indent="0cm" style:auto-text-indent="false" fo:background-color="#666666">
        <style:background-image/>
      </style:paragraph-properties>
      <style:text-properties fo:color="#ffffff" style:font-name="FreeSans" fo:font-size="12pt" fo:font-weight="bold" style:font-size-asian="12pt" style:font-weight-asian="bold" style:font-name-complex="Calibri1" style:font-size-complex="10pt"/>
    </style:style>
    <style:style style:name="P48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49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5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5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FreeSans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55" style:family="paragraph" style:parent-style-name="Standard">
      <style:paragraph-properties fo:margin-left="1cm" fo:margin-right="0cm" fo:text-indent="-0.249cm" style:auto-text-indent="false" style:text-autospace="none"/>
      <style:text-properties style:font-name="FreeSans" fo:font-size="11pt" style:font-name-asian="Calibri1" style:font-size-asian="11pt" style:font-name-complex="Calibri1" style:font-size-complex="11pt" style:font-weight-complex="bold"/>
    </style:style>
    <style:style style:name="P56" style:family="paragraph" style:parent-style-name="Standard">
      <style:paragraph-properties fo:margin-left="1cm" fo:margin-right="0cm" fo:text-indent="-0.249cm" style:auto-text-indent="false" style:text-autospace="none"/>
      <style:text-properties style:font-name="FreeSans" fo:font-size="11pt" style:font-size-asian="11pt" style:font-name-complex="Calibri1" style:font-size-complex="11pt" style:font-weight-complex="bold"/>
    </style:style>
    <style:style style:name="P57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FreeSans" style:font-name-complex="Calibri1" style:font-size-complex="10pt"/>
    </style:style>
    <style:style style:name="P58" style:family="paragraph" style:parent-style-name="Standard">
      <style:paragraph-properties fo:margin-left="1cm" fo:margin-right="0cm" fo:text-indent="-0.249cm" style:auto-text-indent="false" style:text-autospace="none" style:writing-mode="lr-tb"/>
      <style:text-properties fo:color="#000000" style:font-name="FreeSans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9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FreeSans" fo:font-size="10pt" fo:font-style="normal" fo:font-weight="bold" officeooo:paragraph-rsid="0030826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0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FreeSans" fo:font-size="10pt" fo:font-style="normal" fo:font-weight="bold" officeooo:paragraph-rsid="0030826d" style:font-name-asian="Times New Roman" style:font-size-asian="10pt" style:font-style-asian="normal" style:font-weight-asian="bold" style:font-name-complex="Calibri1" style:font-size-complex="10pt" style:font-style-complex="normal" style:font-weight-complex="bold"/>
    </style:style>
    <style:style style:name="P61" style:family="paragraph" style:parent-style-name="Standard">
      <style:paragraph-properties fo:margin-left="0.353cm" fo:margin-right="0.111cm" fo:orphans="2" fo:widows="2" fo:text-indent="-0.265cm" style:auto-text-indent="false" style:text-autospace="none" style:writing-mode="lr-tb"/>
      <style:text-properties style:font-name="FreeSans" fo:font-size="11pt" officeooo:rsid="0030826d" officeooo:paragraph-rsid="0030826d" style:font-size-asian="11pt" style:font-name-complex="Calibri1" style:font-size-complex="11pt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color="#000000" style:font-name="FreeSans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63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FreeSans" fo:font-size="10pt" fo:font-weight="bold" officeooo:rsid="0021df56" officeooo:paragraph-rsid="0021df56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1.346cm" fo:margin-right="0.111cm" fo:orphans="2" fo:widows="2" fo:text-indent="-1.235cm" style:auto-text-indent="false" style:text-autospace="none" style:writing-mode="lr-tb"/>
      <style:text-properties style:font-name="FreeSans" fo:font-size="11pt" officeooo:rsid="002fd978" officeooo:paragraph-rsid="0030826d" style:font-name-asian="Calibri1" style:font-size-asian="11pt" style:font-name-complex="Calibri1" style:font-size-complex="11pt" style:font-weight-complex="bold"/>
    </style:style>
    <style:style style:name="P65" style:family="paragraph" style:parent-style-name="Standard">
      <style:paragraph-properties fo:background-color="#666666" style:snap-to-layout-grid="false">
        <style:tab-stops>
          <style:tab-stop style:position="2.032cm"/>
        </style:tab-stops>
        <style:background-image/>
      </style:paragraph-properties>
    </style:style>
    <style:style style:name="P66" style:family="paragraph" style:parent-style-name="Standard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FreeSans" fo:font-size="9pt" style:text-underline-style="none" fo:font-weight="bold" officeooo:paragraph-rsid="0030826d" style:font-size-asian="9pt" style:font-weight-asian="bold" style:font-name-complex="Calibri1" style:font-size-complex="9pt" style:font-weight-complex="bold"/>
    </style:style>
    <style:style style:name="P67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FreeSans" fo:font-size="9pt" fo:font-weight="bold" officeooo:paragraph-rsid="0030826d" style:font-size-asian="9pt" style:font-weight-asian="bold" style:font-name-complex="Calibri1" style:font-size-complex="9pt" style:font-weight-complex="bold"/>
    </style:style>
    <style:style style:name="P68" style:family="paragraph" style:parent-style-name="Standard">
      <style:paragraph-properties fo:margin-left="0.042cm" fo:margin-right="-0.005cm" fo:text-align="start" style:justify-single-word="false" fo:text-indent="0cm" style:auto-text-indent="false"/>
      <style:text-properties style:font-name="FreeSans" fo:font-size="9pt" officeooo:paragraph-rsid="0030826d" style:font-size-asian="9pt" style:font-size-complex="9pt"/>
    </style:style>
    <style:style style:name="P69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FreeSans" fo:font-size="9pt" fo:font-style="normal" fo:font-weight="bold" officeooo:paragraph-rsid="0030826d" style:font-size-asian="9pt" style:font-style-asian="normal" style:font-weight-asian="bold" style:font-name-complex="Calibri1" style:font-size-complex="9pt" style:font-style-complex="normal" style:font-weight-complex="bold"/>
    </style:style>
    <style:style style:name="P70" style:family="paragraph" style:parent-style-name="Table_20_Contents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FreeSans" fo:font-size="9pt" fo:font-weight="normal" officeooo:paragraph-rsid="0030826d" style:font-size-asian="9pt" style:font-weight-asian="normal" style:font-name-complex="Calibri1" style:font-size-complex="9pt" style:font-weight-complex="normal"/>
    </style:style>
    <style:style style:name="P71" style:family="paragraph" style:parent-style-name="Table_20_Contents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FreeSans" fo:font-size="9pt" fo:font-weight="normal" officeooo:paragraph-rsid="0030826d" style:font-size-asian="9pt" style:font-weight-asian="normal" style:font-size-complex="9pt" style:font-weight-complex="normal"/>
    </style:style>
    <style:style style:name="P72" style:family="paragraph" style:parent-style-name="Table_20_Contents">
      <style:paragraph-properties fo:margin-left="0.042cm" fo:margin-right="-0.005cm" fo:line-height="100%" fo:text-align="start" style:justify-single-word="false" fo:text-indent="0cm" style:auto-text-indent="false" style:shadow="none">
        <style:tab-stops/>
      </style:paragraph-properties>
      <style:text-properties fo:color="#000000" style:font-name="FreeSans" fo:font-size="9pt" fo:font-weight="normal" officeooo:paragraph-rsid="0030826d" style:font-size-asian="9pt" style:font-weight-asian="normal" style:font-name-complex="Times New Roman" style:font-size-complex="9pt" style:font-weight-complex="normal"/>
    </style:style>
    <style:style style:name="P73" style:family="paragraph" style:parent-style-name="Table_20_Contents">
      <style:paragraph-properties fo:margin-left="0.042cm" fo:margin-right="-0.005cm" fo:line-height="100%" fo:text-align="start" style:justify-single-word="false" fo:text-indent="0cm" style:auto-text-indent="false" style:shadow="none">
        <style:tab-stops/>
      </style:paragraph-properties>
      <style:text-properties fo:color="#000000" style:font-name="FreeSans" fo:font-size="9pt" fo:font-weight="normal" officeooo:paragraph-rsid="0030826d" style:font-size-asian="9pt" style:font-weight-asian="normal" style:font-name-complex="Times New Roman" style:font-size-complex="9pt"/>
    </style:style>
    <style:style style:name="P74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officeooo:paragraph-rsid="0030af19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officeooo:rsid="0021df56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30826d" style:font-name-asian="Times New Roman" style:font-style-asian="normal" style:font-weight-asian="bold" style:font-style-complex="normal" style:font-weight-complex="bold"/>
    </style:style>
    <style:style style:name="T6" style:family="text">
      <style:text-properties fo:font-size="8pt" officeooo:rsid="0021df56" style:font-size-asian="8pt" style:font-size-complex="8pt"/>
    </style:style>
    <style:style style:name="T7" style:family="text">
      <style:text-properties fo:font-size="8pt" officeooo:rsid="002fd978" style:font-size-asian="8pt" style:font-size-complex="8pt"/>
    </style:style>
    <style:style style:name="T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1df56" style:font-weight-asian="bold"/>
    </style:style>
    <style:style style:name="T11" style:family="text">
      <style:text-properties style:font-name-asian="Times New Roman" style:font-name-complex="Times New Roman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1df56"/>
    </style:style>
    <style:style style:name="T14" style:family="text">
      <style:text-properties officeooo:rsid="002df71b"/>
    </style:style>
    <style:style style:name="T15" style:family="text">
      <style:text-properties officeooo:rsid="002fd978"/>
    </style:style>
    <style:style style:name="T16" style:family="text">
      <style:text-properties fo:color="#ffffff" style:font-name="Calibri" fo:font-size="12pt" fo:font-weight="bold" style:font-size-asian="12pt" style:font-weight-asian="bold" style:font-name-complex="Calibri1"/>
    </style:style>
    <style:style style:name="T17" style:family="text">
      <style:text-properties fo:color="#ffffff" style:font-name="Calibri" fo:font-size="12pt" fo:font-weight="bold" officeooo:rsid="0021df56" style:font-size-asian="12pt" style:font-weight-asian="bold" style:font-name-complex="Calibri1"/>
    </style:style>
    <style:style style:name="fr1" style:family="graphic" style:parent-style-name="Frame">
      <style:graphic-properties style:run-through="foreground" style:wrap="none" style:vertical-pos="from-top" style:vertical-rel="paragraph" style:horizontal-pos="right" style:horizontal-rel="paragraph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placeholder text:placeholder-type="text">&lt;setLang('sl_SI')&gt;</text:placeholder></text:p>
      <text:p text:style-name="P3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<text:span text:style-name="T13">Predračun št</text:span>.:</text:p>
          </table:table-cell>
          <table:table-cell table:style-name="Table4.B1" office:value-type="string">
            <text:p text:style-name="P66"><text:placeholder text:placeholder-type="text">&lt;o.name or ''&gt;</text:placeholder></text:p>
          </table:table-cell>
        </table:table-row>
        <table:table-row>
          <table:table-cell table:style-name="Table4.A2" office:value-type="string">
            <text:p text:style-name="P15">Datum:</text:p>
          </table:table-cell>
          <table:table-cell table:style-name="Table4.B2" office:value-type="string">
            <text:p text:style-name="P69"><text:placeholder text:placeholder-type="text">&lt;formatLang(o.date_order,date=True)&gt;</text:placeholder></text:p>
          </table:table-cell>
        </table:table-row>
        <table:table-row>
          <table:table-cell table:style-name="Table4.A3" office:value-type="string">
            <text:p text:style-name="P40"/>
          </table:table-cell>
          <table:table-cell table:style-name="Table4.A3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26">Prejemnik:</text:p>
          </table:table-cell>
          <table:table-cell table:style-name="Table4.B2" office:value-type="string">
            <text:p text:style-name="P67"><text:placeholder text:placeholder-type="text">&lt;o.partner_id.name or ''&gt;</text:placeholder></text:p>
            <text:p text:style-name="P70"><text:placeholder text:placeholder-type="text">&lt;o.partner_order_id.street or ''&gt;</text:placeholder></text:p>
            <text:p text:style-name="P72"><text:span text:style-name="T4"><text:placeholder text:placeholder-type="text">&lt;o.partner_order_id.zip or ''&gt;</text:placeholder></text:span><text:span text:style-name="T4"> </text:span><text:span text:style-name="T4"><text:placeholder text:placeholder-type="text">&lt;o.partner_order_id.city or ''&gt;</text:placeholder></text:span><text:span text:style-name="T4"> </text:span><text:span text:style-name="T5">(</text:span><text:span text:style-name="T4"> </text:span><text:span text:style-name="T4"><text:placeholder text:placeholder-type="text">&lt;o.partner_order_id.province.code&gt;</text:placeholder></text:span><text:span text:style-name="T5">)</text:span></text:p>
          </table:table-cell>
        </table:table-row>
        <table:table-row>
          <table:table-cell table:style-name="Table4.A3" office:value-type="string">
            <text:p text:style-name="P40"/>
          </table:table-cell>
          <table:table-cell table:style-name="Table4.A3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16">Dostava na:</text:p>
          </table:table-cell>
          <table:table-cell table:style-name="Table4.B2" office:value-type="string">
            <text:p text:style-name="P71"><text:placeholder text:placeholder-type="text">&lt;o.partner_shipping_id.street or ''&gt;</text:placeholder></text:p>
            <text:p text:style-name="P73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province.code&gt;</text:placeholder></text:span></text:p>
          </table:table-cell>
        </table:table-row>
        <table:table-row>
          <table:table-cell table:style-name="Table4.A3" office:value-type="string">
            <text:p text:style-name="P40"/>
          </table:table-cell>
          <table:table-cell table:style-name="Table4.A3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13">Tel</text:p>
          </table:table-cell>
          <table:table-cell table:style-name="Table4.B2" office:value-type="string">
            <text:p text:style-name="P68"><text:placeholder text:placeholder-type="text">&lt;o.partner_shipping_id.phone or ''&gt;</text:placeholder></text:p>
          </table:table-cell>
        </table:table-row>
        <table:table-row>
          <table:table-cell table:style-name="Table4.A2" office:value-type="string">
            <text:p text:style-name="P13">Fax</text:p>
          </table:table-cell>
          <table:table-cell table:style-name="Table4.B2" office:value-type="string">
            <text:p text:style-name="P68"><text:placeholder text:placeholder-type="text">&lt;o.partner_shipping_id.fax or ''&gt;</text:placeholder></text:p>
          </table:table-cell>
        </table:table-row>
        <table:table-row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15">Vaš sklic</text:p>
          </table:table-cell>
          <table:table-cell table:style-name="Table4.B2" office:value-type="string">
            <text:p text:style-name="P68"><text:placeholder text:placeholder-type="text">&lt;o.client_order_ref or ''&gt;</text:placeholder></text:p>
          </table:table-cell>
        </table:table-row>
      </table:table>
      <text:p text:style-name="P39"/>
      <text:p text:style-name="P8"/>
      <text:p text:style-name="P8"/>
      <text:p text:style-name="P65"><text:span text:style-name="T16"><text:s/></text:span><text:span text:style-name="T17">ZADEVA</text:span><text:span text:style-name="T16">:</text:span></text:p>
      <text:p text:style-name="P11"/>
      <text:p text:style-name="P11"/>
      <text:p text:style-name="P11"/>
      <text:p text:style-name="P28"><text:placeholder text:placeholder-type="text">&lt;o.note or ''&gt;</text:placeholder></text:p>
      <text:p text:style-name="P41"/>
      <text:p text:style-name="P42"/>
      <text:p text:style-name="P45"><text:s/><text:span text:style-name="T13">PONUDBA</text:span> : </text:p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63">Sklic</text:p>
          </table:table-cell>
          <table:table-cell table:style-name="Tabella3.A1" office:value-type="string">
            <text:p text:style-name="P35"><text:s/><text:span text:style-name="T13">Opis</text:span></text:p>
          </table:table-cell>
          <table:table-cell table:style-name="Tabella3.A1" office:value-type="string">
            <text:p text:style-name="P36">Kol.</text:p>
          </table:table-cell>
          <table:table-cell table:style-name="Tabella3.A1" office:value-type="string">
            <text:p text:style-name="P36">EM</text:p>
          </table:table-cell>
          <table:table-cell table:style-name="Tabella3.A1" office:value-type="string">
            <text:p text:style-name="P35"><text:span text:style-name="T13">Cena</text:span> €</text:p>
          </table:table-cell>
          <table:table-cell table:style-name="Tabella3.A1" office:value-type="string">
            <text:p text:style-name="P37">Pop.</text:p>
          </table:table-cell>
          <table:table-cell table:style-name="Tabella3.G1" office:value-type="string">
            <text:p text:style-name="P35"><text:span text:style-name="T14">Skupaj</text:span> €</text:p>
          </table:table-cell>
        </table:table-row>
      </table:table>
      <text:p text:style-name="P29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9"><text:placeholder text:placeholder-type="text">&lt;line.product_id.default_code or ''&gt;</text:placeholder></text:p>
            <text:p text:style-name="P29"/>
          </table:table-cell>
          <table:table-cell table:style-name="Table1.B1" office:value-type="string">
            <text:p text:style-name="P48"><text:placeholder text:placeholder-type="text">&lt;if test="line.product_id"&gt;</text:placeholder></text:p>
            <text:p text:style-name="P48"><text:placeholder text:placeholder-type="text">&lt;if test="line.product_id.product_image"&gt;</text:placeholder></text:p>
            <text:p text:style-name="P48"><draw:frame draw:style-name="fr2" draw:name="image: asimage(line.product_id.product_image,'None',600,600,'cm')" text:anchor-type="char" svg:y="0.079cm" draw:z-index="0"><draw:text-box fo:min-height="6.01cm" fo:min-width="6.001cm"><text:p text:style-name="P27"/></draw:text-box></draw:frame></text:p>
            <text:p text:style-name="P52"><text:placeholder text:placeholder-type="text">&lt;/if&gt;</text:placeholder></text:p>
            <text:p text:style-name="P49"><text:placeholder text:placeholder-type="text">&lt;line.product_id.name or ''&gt;</text:placeholder></text:p>
            <text:p text:style-name="P49"><text:placeholder text:placeholder-type="text">&lt;line.notes or ''&gt;</text:placeholder></text:p>
            <text:p text:style-name="P53"><text:placeholder text:placeholder-type="text">&lt;/if&gt;</text:placeholder></text:p>
          </table:table-cell>
          <table:table-cell table:style-name="Table1.A1" office:value-type="string">
            <text:p text:style-name="P50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50"><text:placeholder text:placeholder-type="text">&lt;line.product_uom.name or ''&gt;</text:placeholder></text:p>
          </table:table-cell>
          <table:table-cell table:style-name="Table1.A1" office:value-type="string">
            <text:p text:style-name="P32"><text:s/><text:span text:style-name="T12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51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1"><text:placeholder text:placeholder-type="text">&lt;italian_number(line.price_subtotal)&gt;</text:placeholder></text:p>
          </table:table-cell>
        </table:table-row>
      </table:table>
      <text:p text:style-name="P30"><text:placeholder text:placeholder-type="text">&lt;/for&gt;</text:placeholder></text:p>
      <text:p text:style-name="P33"/>
      <text:p text:style-name="P9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0"><text:span text:style-name="T13">Skupaj brez DDV</text:span> :</text:p>
          </table:table-cell>
          <table:table-cell table:style-name="Tabella4.B1" office:value-type="string">
            <text:p text:style-name="P34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0"><text:span text:style-name="T13">DDV</text:span> :</text:p>
          </table:table-cell>
          <table:table-cell table:style-name="Tabella4.B1" office:value-type="string">
            <text:p text:style-name="P34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0"><text:span text:style-name="T13">Skupaj z DDV</text:span> :</text:p>
          </table:table-cell>
          <table:table-cell table:style-name="Tabella4.B1" office:value-type="string">
            <text:p text:style-name="P34"><text:placeholder text:placeholder-type="text">&lt;italian_number(o.amount_total)&gt;</text:placeholder></text:p>
          </table:table-cell>
        </table:table-row>
      </table:table>
      <text:p text:style-name="P46"/>
      <text:p text:style-name="P44"/>
      <text:p text:style-name="P47"><text:s/><text:span text:style-name="T13">SPLOŠNI POGOJI</text:span> : </text:p>
      <text:p text:style-name="P25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<text:span text:style-name="T13">Dostava</text:span> :</text:p>
          </table:table-cell>
          <table:table-cell table:style-name="Table2.A1" office:value-type="string">
            <text:p text:style-name="P17"><text:span text:style-name="T13">v </text:span>20 <text:span text:style-name="T13">dneh od prejema potrdila naročila </text:span>(<text:span text:style-name="T13">razen v avgustu in decembru</text:span>), <text:span text:style-name="T13">po možnosti prej</text:span>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3"><text:span text:style-name="T13">Vgradnja</text:span> :</text:p>
          </table:table-cell>
          <table:table-cell table:style-name="Table2.A1" office:value-type="string">
            <text:p text:style-name="P18"><text:span text:style-name="T13">vključena</text:span>.</text:p>
          </table:table-cell>
        </table:table-row>
        <table:table-row table:style-name="Table2.1">
          <table:table-cell table:style-name="Table2.A1" office:value-type="string">
            <text:p text:style-name="P24"/>
            <text:p text:style-name="P23"><text:span text:style-name="T13">Prevoz</text:span> :</text:p>
          </table:table-cell>
          <table:table-cell table:style-name="Table2.A1" office:value-type="string">
            <text:p text:style-name="P19"/>
            <text:p text:style-name="P18"><text:span text:style-name="T8"><text:placeholder text:placeholder-type="text">&lt;o.carrier_id or 'vključn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24"/>
            <text:p text:style-name="P23"><text:span text:style-name="T13">Izjeme</text:span>:</text:p>
          </table:table-cell>
          <table:table-cell table:style-name="Table2.A1" office:value-type="string">
            <text:p text:style-name="P22"/>
            <text:p text:style-name="P21">n/a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3"><text:span text:style-name="T13">Destinacija</text:span>:</text:p>
          </table:table-cell>
          <table:table-cell table:style-name="Table2.A1" office:value-type="string">
            <text:p text:style-name="P20">Kot zgoraj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3">Garan<text:span text:style-name="T13">c</text:span>i<text:span text:style-name="T13">j</text:span>a :</text:p>
          </table:table-cell>
          <table:table-cell table:style-name="Table2.A1" office:value-type="string">
            <text:p text:style-name="P18"><text:span text:style-name="T10">do </text:span><text:span text:style-name="T9">12 mes</text:span><text:span text:style-name="T10">ecev</text:span> <text:span text:style-name="T13">od dneva dostave se zavezujemo zamenjati dele, ki bi se izkazali za okvarjene</text:span>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3"><text:span text:style-name="T13">Davčna stopnja</text:span> :</text:p>
          </table:table-cell>
          <table:table-cell table:style-name="Table2.A1" office:value-type="string">
            <text:p text:style-name="P18"><text:span text:style-name="T13">DDV</text:span> 2<text:span text:style-name="T13">2</text:span>%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3"><text:span text:style-name="T13">Plačilo</text:span> :</text:p>
          </table:table-cell>
          <table:table-cell table:style-name="Table2.A1" office:value-type="string">
            <text:p text:style-name="P18"><text:span text:style-name="T8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3"><text:span text:style-name="T13">Veljavnost ponudbe</text:span> :</text:p>
          </table:table-cell>
          <table:table-cell table:style-name="Table2.A1" office:value-type="string">
            <text:p text:style-name="P62"><text:span text:style-name="T11"><text:placeholder text:placeholder-type="text">&lt;if test="o.validity"&gt;</text:placeholder></text:span><text:placeholder text:placeholder-type="text">&lt;formatLang(o.validity,date=True) or''&gt;</text:placeholder><text:span text:style-name="T11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9"/>
          </table:table-cell>
        </table:table-row>
      </table:table>
      <text:p text:style-name="P54"/>
      <text:p text:style-name="P55"/>
      <text:p text:style-name="P56"><text:span text:style-name="T13">Ljubljana</text:span>, <text:span text:style-name="T13">dne</text:span> <text:date style:data-style-name="N37" text:date-value="2013-11-30T15:21:39.645312479">30/11/13</text:date></text:p>
      <text:p text:style-name="P56"/>
      <text:p text:style-name="P56"/>
      <text:p text:style-name="P5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4">Ponudnik</text:p>
          </table:table-cell>
          <table:table-cell table:style-name="Table3.B1" office:value-type="string">
            <text:p text:style-name="P61"><text:span text:style-name="T15">Naročnik </text:span><text:span text:style-name="T7">(</text:span><text:span text:style-name="T6">žig in podpis za potrditev</text:span><text:span text:style-name="T7">)</text:span></text:p>
          </table:table-cell>
        </table:table-row>
        <table:table-row>
          <table:table-cell table:style-name="Table3.A2" office:value-type="string">
            <text:p text:style-name="P59"><text:placeholder text:placeholder-type="text">&lt;o.company_id.partner_id.name or ''&gt;</text:placeholder><text:tab/></text:p>
          </table:table-cell>
          <table:table-cell table:style-name="Table3.B2" office:value-type="string">
            <text:p text:style-name="P60"><text:placeholder text:placeholder-type="text">&lt;o.partner_id.name or ''&gt;</text:placeholder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</table:table-row>
      </table:table>
      <text:p text:style-name="P7"><text:tab/><text:tab/><text:tab/><text:tab/><text:tab/><text:tab/><text:tab/><text:tab/> <text:s text:c="16"/><text:tab/></text:p>
      <text:p text:style-name="P58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8.733cm" table:align="margins" style:writing-mode="lr-tb"/>
    </style:style>
    <style:style style:name="Table5.A" style:family="table-column">
      <style:table-column-properties style:column-width="9.366cm" style:rel-column-width="32767*"/>
    </style:style>
    <style:style style:name="Table5.B" style:family="table-column">
      <style:table-column-properties style:column-width="9.366cm" style:rel-column-width="32768*"/>
    </style:style>
    <style:style style:name="Table5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FreeSans" fo:font-size="10pt" fo:font-style="normal" fo:font-weight="bold" officeooo:paragraph-rsid="0047374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FreeSans" fo:font-size="2pt" fo:font-style="normal" fo:font-weight="normal" officeooo:paragraph-rsid="0047374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FreeSans" fo:font-size="8pt" fo:font-style="normal" fo:font-weight="normal" officeooo:paragraph-rsid="0047374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FreeSans" fo:font-size="8pt" officeooo:paragraph-rsid="0047374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fo:color="#666666" style:font-name="FreeSans" fo:font-size="7pt" officeooo:paragraph-rsid="0047374d" style:font-size-asian="7pt" style:font-size-complex="7pt"/>
    </style:style>
    <style:style style:name="MP6" style:family="paragraph" style:parent-style-name="Table_20_Contents">
      <style:paragraph-properties fo:margin-left="0cm" fo:margin-right="0cm" fo:text-indent="0cm" style:auto-text-indent="false" style:text-autospace="none"/>
      <style:text-properties style:font-name="FreeSans" fo:font-size="8pt" fo:font-style="normal" fo:font-weight="normal" officeooo:paragraph-rsid="0011889d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officeooo:rsid="0021df56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right" style:horizontal-rel="paragraph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3"/>
              <text:p text:style-name="MP5"><text:span text:style-name="MT1">Tel: </text:span><text:span text:style-name="MT1"><text:placeholder text:placeholder-type="text">&lt;o.company_id.partner_id.address and o.company_id.partner_id.address[0].phone or ''&gt;</text:placeholder></text:span></text:p>
              <text:p text:style-name="MP5"><text:span text:style-name="MT1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5"><text:span text:style-name="MT2">ID za DDV</text:span><text:span text:style-name="MT1">: </text:span><text:span text:style-name="MT3"><text:placeholder text:placeholder-type="text">&lt;o.company_id.partner_id.vat or ''&gt;</text:placeholder></text:span></text:p>
            </table:table-cell>
            <table:table-cell table:style-name="Table5.A1" office:value-type="string">
              <text:p text:style-name="Table_20_Contents"><draw:frame draw:style-name="Mfr1" draw:name="image: asimage(company.logo,'None',5.6,1.6,'cm')" text:anchor-type="paragraph" svg:y="-0.349cm" svg:width="5.6cm" svg:height="1.6cm" draw:z-index="3"><draw:text-box><text:p text:style-name="Frame_20_contents">Imagen</text:p></draw:text-box></draw:frame></text:p>
            </table:table-cell>
          </table:table-row>
        </table:table>
        <text:p text:style-name="MP6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3-11-30T15:21:39.558365230</dc:date>
    <meta:print-date>2010-04-13T14:27:00</meta:print-date>
    <meta:editing-cycles>140</meta:editing-cycles>
    <meta:editing-duration>PT5H9M35S</meta:editing-duration>
    <meta:generator>LibreOffice/4.1.3.2$Linux_X86_64 LibreOffice_project/410m0$Build-2</meta:generator>
    <dc:creator>Matjaž Mozetič</dc:creator>
    <meta:document-statistic meta:table-count="7" meta:image-count="0" meta:object-count="0" meta:page-count="3" meta:paragraph-count="81" meta:word-count="229" meta:character-count="2323" meta:non-whitespace-character-count="2131"/>
  </office:meta>
</office:document-meta>
</file>